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21-09-0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1" calcext:value-type="float">
            <text:p>-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19-06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89936" calcext:value-type="float">
            <text:p>-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200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9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9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714464" calcext:value-type="float">
            <text:p>-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6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7848" calcext:value-type="float">
            <text:p>-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S0049</text:p>
          </table:table-cell>
          <table:table-cell office:value-type="string" calcext:value-type="string">
            <text:p>193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44368" calcext:value-type="float">
            <text:p>-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